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Gothic" svg:font-family="CenturyGothic"/>
    <style:font-face style:name="CenturyGothic1" svg:font-family="CenturyGothic" style:font-pitch="variable"/>
    <style:font-face style:name="Computer Modern" svg:font-family="'Computer Modern'"/>
    <style:font-face style:name="Computer Modern1" svg:font-family="'Computer Modern'" style:font-pitch="variable"/>
    <style:font-face style:name="CourierNew" svg:font-family="CourierNew" style:font-pitch="variable"/>
    <style:font-face style:name="CourierNew1" svg:font-family="CourierNew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3.367cm" fo:min-width="3.43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4.77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draw:fill="solid" draw:fill-color="#100f0d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5.18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e6e6e6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5.58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6.96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94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27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7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e6e6e6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9pt" fo:font-style="normal" style:font-size-asian="6.30000019073486pt" style:font-style-asian="normal" style:font-size-complex="6.30000019073486pt" style:font-style-complex="normal"/>
    </style:style>
    <style:style style:name="T1" style:family="text">
      <style:text-properties fo:color="#a7a5a6" loext:opacity="100%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loext:opacity="100%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ffffff" loext:opacity="100%" style:font-name="CenturyGothic" fo:font-size="18pt" style:font-size-asian="18pt" style:font-name-complex="CenturyGothic" style:font-size-complex="18pt"/>
    </style:style>
    <style:style style:name="T4" style:family="text">
      <style:text-properties fo:color="#000000" loext:opacity="100%" style:font-name="CenturyGothic" fo:font-size="16pt" style:font-size-asian="16pt" style:font-name-complex="CenturyGothic" style:font-size-complex="16pt"/>
    </style:style>
    <style:style style:name="T5" style:family="text">
      <style:text-properties fo:color="#000000" loext:opacity="100%" style:font-name="CenturyGothic" fo:font-size="10pt" style:font-size-asian="10pt" style:font-name-complex="CenturyGothic" style:font-size-complex="10pt"/>
    </style:style>
    <style:style style:name="T6" style:family="text">
      <style:text-properties fo:color="#000000" loext:opacity="100%" style:font-name="CenturyGothic" fo:font-size="10pt" fo:font-style="normal" style:font-size-asian="10pt" style:font-style-asian="normal" style:font-name-complex="CenturyGothic" style:font-size-complex="10pt" style:font-style-complex="normal"/>
    </style:style>
    <style:style style:name="T7" style:family="text">
      <style:text-properties fo:color="#000000" loext:opacity="100%" style:font-name="CourierNew1" fo:font-size="16pt" style:font-size-asian="16pt" style:font-name-complex="CourierNew1" style:font-size-complex="16pt"/>
    </style:style>
    <style:style style:name="T8" style:family="text">
      <style:text-properties fo:color="#000000" loext:opacity="100%" style:font-name="CenturyGothic" fo:font-size="9pt" fo:font-style="normal" style:font-size-asian="6.30000019073486pt" style:font-style-asian="normal" style:font-name-complex="CenturyGothic" style:font-size-complex="6.3000001907348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4">
        <draw:frame draw:style-name="gr1" draw:text-style-name="P2" draw:layer="layout" svg:width="3.439cm" svg:height="3.367cm" svg:x="1.689cm" svg:y="8.995cm">
          <draw:text-box>
            <text:p text:style-name="P1"><text:span text:style-name="T1">03</text:span></text:p>
          </draw:text-box>
        </draw:frame>
        <draw:frame draw:style-name="gr2" draw:text-style-name="P3" draw:layer="layout" svg:width="4.777cm" svg:height="1.157cm" svg:x="4.951cm" svg:y="9.284cm">
          <draw:text-box>
            <text:p text:style-name="P1"><text:span text:style-name="T2">Tanımlara</text:span></text:p>
          </draw:text-box>
        </draw:frame>
        <draw:path draw:style-name="gr3" draw:text-style-name="P4" draw:layer="layout" svg:width="1.967cm" svg:height="1.967cm" svg:x="17.579cm" svg:y="2.683cm" svg:viewBox="0 0 1968 1968" svg:d="M49 1291c-169-516 112-1072 628-1242 517-169 1072 112 1241 629 170 517-111 1072-627 1241-517 169-1073-111-1242-628z">
          <text:p/>
        </draw:path>
        <draw:path draw:style-name="gr4" draw:text-style-name="P5" draw:layer="layout" svg:width="9.328cm" svg:height="7.806cm" svg:x="9.048cm" svg:y="2.111cm" svg:viewBox="0 0 9329 7807" svg:d="M6954 1952c1485 87 2111 572 2375 954-130-130-295-252-485-353-325-173-646-244-882-196l-1572 404c-266 43-472 258-503 527l-98 2039 456 53c-5 12-10 25-15 37l-846 1407c-1943 1099-4166 979-4166 979 0 0 592-1339-196-2111s-1405-1686-740-2974c991-1922 752-2718 752-2718 623 676 3910 1833 5920 1952z">
          <text:p/>
        </draw:path>
        <draw:path draw:style-name="gr4" draw:text-style-name="P5" draw:layer="layout" svg:width="6.047cm" svg:height="8.015cm" svg:x="12.939cm" svg:y="4.64cm" svg:viewBox="0 0 6048 8016" svg:d="M2506 2976c9-22 16-45 27-66l112-215-552-64 89-1852c22-188 167-337 354-364l1573-404c432-88 1207 358 1382 748l518 1418c75 160 40 349-86 473l-1400 1195-393-401-122 235c-24 47-54 90-85 129l-789 1603c-11 46-28 90-51 131l-1261 2474-671-382 1454-2898 183-422c0 0-509 688-513 694l-1544 2395-731-434 1289-1973zM3412 1080l-440 113-282 1415zM5130 2261l-127-349-829 1450z">
          <text:p/>
        </draw:path>
        <draw:path draw:style-name="gr4" draw:text-style-name="P5" draw:layer="layout" svg:width="1.572cm" svg:height="3.901cm" svg:x="18.501cm" svg:y="2.434cm" svg:viewBox="0 0 1573 3902" svg:d="M1143 331c0 0 697 918 316 1748-382 831-770 1506-808 1577s-222 246-222 246l-429-1079 106-430c0 0 684 30 933-840 251-870-482-1320-639-1312l-54-241c0 0 671 52 797 331z">
          <text:p/>
        </draw:path>
        <draw:path draw:style-name="gr4" draw:text-style-name="P5" draw:layer="layout" svg:width="1.944cm" svg:height="1.796cm" svg:x="16.839cm" svg:y="2.44cm" svg:viewBox="0 0 1945 1797" svg:d="M1945 172l-92-170c0 0-671-53-1042 359 0 0-751 785-811 1239l655 197c0 0-162-724 258-1170 419-446 709-475 1032-455z">
          <text:p/>
        </draw:path>
        <draw:path draw:style-name="gr5" draw:text-style-name="P6" draw:layer="layout" svg:width="1.372cm" svg:height="0.94cm" svg:x="17.752cm" svg:y="3.518cm" svg:viewBox="0 0 1373 941" svg:d="M1373 589c0 0-514 473-962 323 0 0-511-360-393-912z">
          <text:p/>
        </draw:path>
        <draw:line draw:style-name="gr6" draw:text-style-name="P7" draw:layer="layout" svg:x1="12.834cm" svg:y1="12.006cm" svg:x2="0.622cm" svg:y2="23.882cm">
          <text:p/>
        </draw:line>
        <draw:line draw:style-name="gr6" draw:text-style-name="P7" draw:layer="layout" svg:x1="13.658cm" svg:y1="12.426cm" svg:x2="2.907cm" svg:y2="23.672cm">
          <text:p/>
        </draw:line>
        <draw:line draw:style-name="gr6" draw:text-style-name="P7" draw:layer="layout" svg:x1="14.401cm" svg:y1="13.04cm" svg:x2="4.497cm" svg:y2="24.82cm">
          <text:p/>
        </draw:line>
        <draw:frame draw:style-name="gr7" draw:text-style-name="P3" draw:layer="layout" svg:width="5.184cm" svg:height="1.157cm" svg:x="5.051cm" svg:y="10.187cm">
          <draw:text-box>
            <text:p text:style-name="P1"><text:span text:style-name="T2">Giriş</text:span></text:p>
          </draw:text-box>
        </draw:frame>
      </draw:page>
      <draw:page draw:name="page2" draw:style-name="dp1" draw:master-page-name="master-page105">
        <draw:polygon draw:style-name="gr8" draw:text-style-name="P8" draw:layer="layout" svg:width="17.788cm" svg:height="0.78cm" svg:x="1.902cm" svg:y="2.534cm" svg:viewBox="0 0 17789 781" draw:points="0,0 17789,0 17789,781 0,781">
          <text:p/>
        </draw:polygon>
        <draw:polygon draw:style-name="gr9" draw:text-style-name="P9" draw:layer="layout" svg:width="18.058cm" svg:height="3.681cm" svg:x="1.8cm" svg:y="3.313cm" svg:viewBox="0 0 18059 3682" draw:points="0,3682 18059,3682 18059,0 0,0">
          <text:p/>
        </draw:polygon>
        <draw:polygon draw:style-name="gr8" draw:text-style-name="P8" draw:layer="layout" svg:width="17.732cm" svg:height="0.092cm" svg:x="1.902cm" svg:y="3.314cm" svg:viewBox="0 0 17733 93" draw:points="0,0 17733,0 17733,93 0,93">
          <text:p/>
        </draw:polygon>
        <draw:frame draw:style-name="gr10" draw:text-style-name="P10" draw:layer="layout" svg:width="5.582cm" svg:height="0.865cm" svg:x="1.906cm" svg:y="2.584cm">
          <draw:text-box>
            <text:p text:style-name="P1"><text:span text:style-name="T3">Hızlı Fonksiyonlar</text:span></text:p>
          </draw:text-box>
        </draw:frame>
        <draw:frame draw:style-name="gr11" draw:text-style-name="P11" draw:layer="layout" svg:width="16.965cm" svg:height="0.767cm" svg:x="1.853cm" svg:y="3.821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1cm" svg:y="4.583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5cm" svg:y="7.371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5cm" svg:y="8.387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5cm" svg:y="9.198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6cm" svg:y="6.361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3cm" svg:y="5.594cm">
          <draw:text-box>
            <text:p text:style-name="P1"><text:span text:style-name="T4">; _______________________________________________________________</text:span></text:p>
          </draw:text-box>
        </draw:frame>
        <draw:polygon draw:style-name="gr9" draw:text-style-name="P9" draw:layer="layout" svg:width="18.058cm" svg:height="3.681cm" svg:x="1.802cm" svg:y="10.698cm" svg:viewBox="0 0 18059 3682" draw:points="0,3682 18059,3682 18059,0 0,0">
          <text:p/>
        </draw:polygon>
        <draw:polygon draw:style-name="gr8" draw:text-style-name="P8" draw:layer="layout" svg:width="17.732cm" svg:height="0.092cm" svg:x="1.904cm" svg:y="10.699cm" svg:viewBox="0 0 17733 93" draw:points="0,0 17733,0 17733,93 0,93">
          <text:p/>
        </draw:polygon>
        <draw:frame draw:style-name="gr11" draw:text-style-name="P11" draw:layer="layout" svg:width="16.965cm" svg:height="0.767cm" svg:x="1.855cm" svg:y="11.206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3cm" svg:y="11.968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7cm" svg:y="14.756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7cm" svg:y="15.772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7cm" svg:y="16.583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8cm" svg:y="13.746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5cm" svg:y="12.979cm">
          <draw:text-box>
            <text:p text:style-name="P1"><text:span text:style-name="T4">; _______________________________________________________________</text:span></text:p>
          </draw:text-box>
        </draw:frame>
        <draw:polygon draw:style-name="gr9" draw:text-style-name="P9" draw:layer="layout" svg:width="18.058cm" svg:height="3.681cm" svg:x="1.801cm" svg:y="18.514cm" svg:viewBox="0 0 18059 3682" draw:points="0,3682 18059,3682 18059,0 0,0">
          <text:p/>
        </draw:polygon>
        <draw:polygon draw:style-name="gr8" draw:text-style-name="P8" draw:layer="layout" svg:width="17.732cm" svg:height="0.092cm" svg:x="1.903cm" svg:y="18.515cm" svg:viewBox="0 0 17733 93" draw:points="0,0 17733,0 17733,93 0,93">
          <text:p/>
        </draw:polygon>
        <draw:frame draw:style-name="gr11" draw:text-style-name="P11" draw:layer="layout" svg:width="16.965cm" svg:height="0.767cm" svg:x="1.854cm" svg:y="19.022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2cm" svg:y="19.784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6cm" svg:y="22.572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6cm" svg:y="23.588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6cm" svg:y="24.399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7cm" svg:y="21.562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4cm" svg:y="20.795cm">
          <draw:text-box>
            <text:p text:style-name="P1"><text:span text:style-name="T4">; _______________________________________________________________</text:span></text:p>
          </draw:text-box>
        </draw:frame>
      </draw:page>
      <draw:page draw:name="page3" draw:style-name="dp1" draw:master-page-name="master-page105">
        <draw:frame draw:style-name="gr12" draw:text-style-name="P12" draw:layer="layout" svg:width="15.949cm" svg:height="0.48cm" svg:x="0.773cm" svg:y="4.6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polygon draw:style-name="gr8" draw:text-style-name="P8" draw:layer="layout" svg:width="17.788cm" svg:height="0.78cm" svg:x="1.903cm" svg:y="2.535cm" svg:viewBox="0 0 17789 781" draw:points="0,0 17789,0 17789,781 0,781">
          <text:p/>
        </draw:polygon>
        <draw:polygon draw:style-name="gr9" draw:text-style-name="P9" draw:layer="layout" svg:width="18.058cm" svg:height="3.681cm" svg:x="1.801cm" svg:y="3.314cm" svg:viewBox="0 0 18059 3682" draw:points="0,3682 18059,3682 18059,0 0,0">
          <text:p/>
        </draw:polygon>
        <draw:polygon draw:style-name="gr8" draw:text-style-name="P8" draw:layer="layout" svg:width="17.732cm" svg:height="0.092cm" svg:x="1.903cm" svg:y="3.315cm" svg:viewBox="0 0 17733 93" draw:points="0,0 17733,0 17733,93 0,93">
          <text:p/>
        </draw:polygon>
        <draw:frame draw:style-name="gr10" draw:text-style-name="P10" draw:layer="layout" svg:width="5.582cm" svg:height="0.865cm" svg:x="1.907cm" svg:y="2.585cm">
          <draw:text-box>
            <text:p text:style-name="P1"><text:span text:style-name="T3">Hızlı Fonksiyonlar</text:span></text:p>
          </draw:text-box>
        </draw:frame>
        <draw:frame draw:style-name="gr11" draw:text-style-name="P11" draw:layer="layout" svg:width="16.965cm" svg:height="0.767cm" svg:x="1.854cm" svg:y="3.822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2cm" svg:y="4.584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6cm" svg:y="7.372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6cm" svg:y="8.388cm">
          <draw:text-box>
            <text:p text:style-name="P1"><text:span text:style-name="T7">(</text:span><text:span text:style-name="T7">Ö</text:span><text:span text:style-name="T7">R</text:span><text:span text:style-name="T7">N</text:span><text:span text:style-name="T7">E</text:span><text:span text:style-name="T7">K </text:span><text:span text:style-name="T7">(</text:span><text:span text:style-name="T7">_</text:span><text:span text:style-name="T7">_</text:span><text:span text:style-name="T7">_</text:span><text:span text:style-name="T7">_</text:span><text:span text:style-name="T7">_ </text:span><text:span text:style-name="T7"><text:s/></text:span><text:span text:style-name="T7">_</text:span><text:span text:style-name="T7">_</text:span><text:span text:style-name="T7">_</text:span><text:span text:style-name="T7">_</text:span><text:span text:style-name="T7">_</text:span><text:span text:style-name="T7">) </text:span><text:span text:style-name="T7"><text:s/>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)</text:span></text:p>
          </draw:text-box>
        </draw:frame>
        <draw:frame draw:style-name="gr13" draw:text-style-name="P11" draw:layer="layout" svg:width="17.274cm" svg:height="0.64cm" svg:x="1.926cm" svg:y="9.199cm">
          <draw:text-box>
            <text:p text:style-name="P1"><text:span text:style-name="T7">(define (_____ _____) </text:span><text:span text:style-name="T7">____________________________)</text:span></text:p>
          </draw:text-box>
        </draw:frame>
        <draw:frame draw:style-name="gr14" draw:text-style-name="P13" draw:layer="layout" svg:width="3.175cm" svg:height="0.433cm" svg:x="7.767cm" svg:y="6.362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4cm" svg:y="5.595cm">
          <draw:text-box>
            <text:p text:style-name="P1"><text:span text:style-name="T4">; _______________________________________________________________</text:span></text:p>
          </draw:text-box>
        </draw:frame>
        <draw:polygon draw:style-name="gr9" draw:text-style-name="P9" draw:layer="layout" svg:width="18.058cm" svg:height="3.681cm" svg:x="1.803cm" svg:y="10.699cm" svg:viewBox="0 0 18059 3682" draw:points="0,3682 18059,3682 18059,0 0,0">
          <text:p/>
        </draw:polygon>
        <draw:polygon draw:style-name="gr8" draw:text-style-name="P8" draw:layer="layout" svg:width="17.732cm" svg:height="0.092cm" svg:x="1.905cm" svg:y="10.7cm" svg:viewBox="0 0 17733 93" draw:points="0,0 17733,0 17733,93 0,93">
          <text:p/>
        </draw:polygon>
        <draw:frame draw:style-name="gr11" draw:text-style-name="P11" draw:layer="layout" svg:width="16.965cm" svg:height="0.767cm" svg:x="1.856cm" svg:y="11.207cm">
          <draw:text-box>
            <text:p text:style-name="P1"><text:span text:style-name="T4">; _________________:____________________________ -&gt; </text:span><text:span text:style-name="T4">________________</text:span></text:p>
          </draw:text-box>
        </draw:frame>
        <draw:frame draw:style-name="gr12" draw:text-style-name="P12" draw:layer="layout" svg:width="15.949cm" svg:height="0.48cm" svg:x="2.084cm" svg:y="11.969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8cm" svg:y="14.757cm">
          <draw:text-box>
            <text:p text:style-name="P1"><text:span text:style-name="T7">(ÖRNEK (_____ <text:s/>_____) <text:s/></text:span><text:span text:style-name="T7">_________________________)</text:span></text:p>
          </draw:text-box>
        </draw:frame>
        <draw:frame draw:style-name="gr13" draw:text-style-name="P11" draw:layer="layout" svg:width="17.274cm" svg:height="0.64cm" svg:x="1.928cm" svg:y="15.77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8cm" svg:y="16.584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9cm" svg:y="13.747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6cm" svg:y="12.98cm">
          <draw:text-box>
            <text:p text:style-name="P1"><text:span text:style-name="T4">; _______________________________________________________________</text:span></text:p>
          </draw:text-box>
        </draw:frame>
        <draw:polygon draw:style-name="gr9" draw:text-style-name="P9" draw:layer="layout" svg:width="18.058cm" svg:height="3.681cm" svg:x="1.802cm" svg:y="18.515cm" svg:viewBox="0 0 18059 3682" draw:points="0,3682 18059,3682 18059,0 0,0">
          <text:p/>
        </draw:polygon>
        <draw:polygon draw:style-name="gr8" draw:text-style-name="P8" draw:layer="layout" svg:width="17.732cm" svg:height="0.092cm" svg:x="1.904cm" svg:y="18.516cm" svg:viewBox="0 0 17733 93" draw:points="0,0 17733,0 17733,93 0,93">
          <text:p/>
        </draw:polygon>
        <draw:frame draw:style-name="gr11" draw:text-style-name="P11" draw:layer="layout" svg:width="16.965cm" svg:height="0.767cm" svg:x="1.855cm" svg:y="19.023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3cm" svg:y="19.785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7cm" svg:y="22.57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7cm" svg:y="23.589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7cm" svg:y="24.4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8cm" svg:y="21.563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5cm" svg:y="20.796cm">
          <draw:text-box>
            <text:p text:style-name="P1"><text:span text:style-name="T4">; _______________________________________________________________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Gothic" svg:font-family="CenturyGothic"/>
    <style:font-face style:name="CenturyGothic1" svg:font-family="CenturyGothic" style:font-pitch="variable"/>
    <style:font-face style:name="Computer Modern" svg:font-family="'Computer Modern'"/>
    <style:font-face style:name="Computer Modern1" svg:font-family="'Computer Modern'" style:font-pitch="variable"/>
    <style:font-face style:name="CourierNew" svg:font-family="CourierNew" style:font-pitch="variable"/>
    <style:font-face style:name="CourierNew1" svg:font-family="CourierNew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2T13:42:06.205283712</dc:date>
    <meta:editing-duration>PT49M53S</meta:editing-duration>
    <meta:editing-cycles>16</meta:editing-cycles>
    <meta:generator>LibreOffice/7.5.4.2$Linux_X86_64 LibreOffice_project/50$Build-2</meta:generator>
    <meta:document-statistic meta:object-count="71"/>
  </office:meta>
</office:document-meta>
</file>